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409.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2" table:style-name="ta1">
        <table:shapes>
          <draw:frame draw:z-index="0" draw:style-name="gr1" draw:text-style-name="P1" svg:width="453.51pt" svg:height="255.09pt" svg:x="453.32pt" svg:y="159.42pt">
            <loext:p draw:notify-on-update-of-ranges="Q12.B7:Q12.B57 Q12.D6:Q12.D6 Q12.D7:Q12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sat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_liq</text:p>
          </table:table-cell>
          <table:table-cell office:value-type="float" office:value="13.4105" calcext:value-type="float">
            <text:p>13.4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_liq</text:p>
          </table:table-cell>
          <table:table-cell office:value-type="float" office:value="33.1886" calcext:value-type="float">
            <text:p>33.18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il_moisture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Q12 (mm/hou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$4]+[.B7]*([.C$5]-[.C$4])" office:value-type="float" office:value="13.4105" calcext:value-type="float">
            <text:p>13.4105</text:p>
          </table:table-cell>
          <table:table-cell table:formula="of:=[.C$3]*POWER([.B7];3+2*[.C$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7]" office:value-type="float" office:value="0.02" calcext:value-type="float">
            <text:p>0.02</text:p>
          </table:table-cell>
          <table:table-cell table:formula="of:=[.C$4]+[.B8]*([.C$5]-[.C$4])" office:value-type="float" office:value="13.806062" calcext:value-type="float">
            <text:p>13.806062</text:p>
          </table:table-cell>
          <table:table-cell table:formula="of:=[.C$3]*POWER([.B8];3+2*[.C$2])" office:value-type="float" office:value="7.16545768779465E-01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8]" office:value-type="float" office:value="0.04" calcext:value-type="float">
            <text:p>0.04</text:p>
          </table:table-cell>
          <table:table-cell table:formula="of:=[.C$4]+[.B9]*([.C$5]-[.C$4])" office:value-type="float" office:value="14.201624" calcext:value-type="float">
            <text:p>14.201624</text:p>
          </table:table-cell>
          <table:table-cell table:formula="of:=[.C$3]*POWER([.B9];3+2*[.C$2])" office:value-type="float" office:value="2.55504106552696E-01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9]" office:value-type="float" office:value="0.06" calcext:value-type="float">
            <text:p>0.06</text:p>
          </table:table-cell>
          <table:table-cell table:formula="of:=[.C$4]+[.B10]*([.C$5]-[.C$4])" office:value-type="float" office:value="14.597186" calcext:value-type="float">
            <text:p>14.597186</text:p>
          </table:table-cell>
          <table:table-cell table:formula="of:=[.C$3]*POWER([.B10];3+2*[.C$2])" office:value-type="float" office:value="0.00000000000030568543157759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0]" office:value-type="float" office:value="0.08" calcext:value-type="float">
            <text:p>0.08</text:p>
          </table:table-cell>
          <table:table-cell table:formula="of:=[.C$4]+[.B11]*([.C$5]-[.C$4])" office:value-type="float" office:value="14.992748" calcext:value-type="float">
            <text:p>14.992748</text:p>
          </table:table-cell>
          <table:table-cell table:formula="of:=[.C$3]*POWER([.B11];3+2*[.C$2])" office:value-type="float" office:value="0.00000000000911070182948546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1]" office:value-type="float" office:value="0.1" calcext:value-type="float">
            <text:p>0.1</text:p>
          </table:table-cell>
          <table:table-cell table:formula="of:=[.C$4]+[.B12]*([.C$5]-[.C$4])" office:value-type="float" office:value="15.38831" calcext:value-type="float">
            <text:p>15.38831</text:p>
          </table:table-cell>
          <table:table-cell table:formula="of:=[.C$3]*POWER([.B12];3+2*[.C$2])" office:value-type="float" office:value="0.00000000012679145539688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2]" office:value-type="float" office:value="0.12" calcext:value-type="float">
            <text:p>0.12</text:p>
          </table:table-cell>
          <table:table-cell table:formula="of:=[.C$4]+[.B13]*([.C$5]-[.C$4])" office:value-type="float" office:value="15.783872" calcext:value-type="float">
            <text:p>15.783872</text:p>
          </table:table-cell>
          <table:table-cell table:formula="of:=[.C$3]*POWER([.B13];3+2*[.C$2])" office:value-type="float" office:value="0.00000000109000550257169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3]" office:value-type="float" office:value="0.14" calcext:value-type="float">
            <text:p>0.14</text:p>
          </table:table-cell>
          <table:table-cell table:formula="of:=[.C$4]+[.B14]*([.C$5]-[.C$4])" office:value-type="float" office:value="16.179434" calcext:value-type="float">
            <text:p>16.179434</text:p>
          </table:table-cell>
          <table:table-cell table:formula="of:=[.C$3]*POWER([.B14];3+2*[.C$2])" office:value-type="float" office:value="0.0000000067204879695886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4]" office:value-type="float" office:value="0.16" calcext:value-type="float">
            <text:p>0.16</text:p>
          </table:table-cell>
          <table:table-cell table:formula="of:=[.C$4]+[.B15]*([.C$5]-[.C$4])" office:value-type="float" office:value="16.574996" calcext:value-type="float">
            <text:p>16.574996</text:p>
          </table:table-cell>
          <table:table-cell table:formula="of:=[.C$3]*POWER([.B15];3+2*[.C$2])" office:value-type="float" office:value="0.0000000324867137932558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5]" office:value-type="float" office:value="0.18" calcext:value-type="float">
            <text:p>0.18</text:p>
          </table:table-cell>
          <table:table-cell table:formula="of:=[.C$4]+[.B16]*([.C$5]-[.C$4])" office:value-type="float" office:value="16.970558" calcext:value-type="float">
            <text:p>16.970558</text:p>
          </table:table-cell>
          <table:table-cell table:formula="of:=[.C$3]*POWER([.B16];3+2*[.C$2])" office:value-type="float" office:value="0.00000013040839420201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6]" office:value-type="float" office:value="0.2" calcext:value-type="float">
            <text:p>0.2</text:p>
          </table:table-cell>
          <table:table-cell table:formula="of:=[.C$4]+[.B17]*([.C$5]-[.C$4])" office:value-type="float" office:value="17.36612" calcext:value-type="float">
            <text:p>17.36612</text:p>
          </table:table-cell>
          <table:table-cell table:formula="of:=[.C$3]*POWER([.B17];3+2*[.C$2])" office:value-type="float" office:value="0.0000004521098154676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7]" office:value-type="float" office:value="0.22" calcext:value-type="float">
            <text:p>0.22</text:p>
          </table:table-cell>
          <table:table-cell table:formula="of:=[.C$4]+[.B18]*([.C$5]-[.C$4])" office:value-type="float" office:value="17.761682" calcext:value-type="float">
            <text:p>17.761682</text:p>
          </table:table-cell>
          <table:table-cell table:formula="of:=[.C$3]*POWER([.B18];3+2*[.C$2])" office:value-type="float" office:value="0.00000139212303832418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8]" office:value-type="float" office:value="0.24" calcext:value-type="float">
            <text:p>0.24</text:p>
          </table:table-cell>
          <table:table-cell table:formula="of:=[.C$4]+[.B19]*([.C$5]-[.C$4])" office:value-type="float" office:value="18.157244" calcext:value-type="float">
            <text:p>18.157244</text:p>
          </table:table-cell>
          <table:table-cell table:formula="of:=[.C$3]*POWER([.B19];3+2*[.C$2])" office:value-type="float" office:value="0.00000388671448784756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19]" office:value-type="float" office:value="0.26" calcext:value-type="float">
            <text:p>0.26</text:p>
          </table:table-cell>
          <table:table-cell table:formula="of:=[.C$4]+[.B20]*([.C$5]-[.C$4])" office:value-type="float" office:value="18.552806" calcext:value-type="float">
            <text:p>18.552806</text:p>
          </table:table-cell>
          <table:table-cell table:formula="of:=[.C$3]*POWER([.B20];3+2*[.C$2])" office:value-type="float" office:value="0.00000999483187231866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0]" office:value-type="float" office:value="0.28" calcext:value-type="float">
            <text:p>0.28</text:p>
          </table:table-cell>
          <table:table-cell table:formula="of:=[.C$4]+[.B21]*([.C$5]-[.C$4])" office:value-type="float" office:value="18.948368" calcext:value-type="float">
            <text:p>18.948368</text:p>
          </table:table-cell>
          <table:table-cell table:formula="of:=[.C$3]*POWER([.B21];3+2*[.C$2])" office:value-type="float" office:value="0.0000239637487106055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1]" office:value-type="float" office:value="0.3" calcext:value-type="float">
            <text:p>0.3</text:p>
          </table:table-cell>
          <table:table-cell table:formula="of:=[.C$4]+[.B22]*([.C$5]-[.C$4])" office:value-type="float" office:value="19.34393" calcext:value-type="float">
            <text:p>19.34393</text:p>
          </table:table-cell>
          <table:table-cell table:formula="of:=[.C$3]*POWER([.B22];3+2*[.C$2])" office:value-type="float" office:value="0.000054090474680170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2]" office:value-type="float" office:value="0.32" calcext:value-type="float">
            <text:p>0.32</text:p>
          </table:table-cell>
          <table:table-cell table:formula="of:=[.C$4]+[.B23]*([.C$5]-[.C$4])" office:value-type="float" office:value="19.739492" calcext:value-type="float">
            <text:p>19.739492</text:p>
          </table:table-cell>
          <table:table-cell table:formula="of:=[.C$3]*POWER([.B23];3+2*[.C$2])" office:value-type="float" office:value="0.00011584031536070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3]" office:value-type="float" office:value="0.34" calcext:value-type="float">
            <text:p>0.34</text:p>
          </table:table-cell>
          <table:table-cell table:formula="of:=[.C$4]+[.B24]*([.C$5]-[.C$4])" office:value-type="float" office:value="20.135054" calcext:value-type="float">
            <text:p>20.135054</text:p>
          </table:table-cell>
          <table:table-cell table:formula="of:=[.C$3]*POWER([.B24];3+2*[.C$2])" office:value-type="float" office:value="0.0002368869891660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4]" office:value-type="float" office:value="0.36" calcext:value-type="float">
            <text:p>0.36</text:p>
          </table:table-cell>
          <table:table-cell table:formula="of:=[.C$4]+[.B25]*([.C$5]-[.C$4])" office:value-type="float" office:value="20.530616" calcext:value-type="float">
            <text:p>20.530616</text:p>
          </table:table-cell>
          <table:table-cell table:formula="of:=[.C$3]*POWER([.B25];3+2*[.C$2])" office:value-type="float" office:value="0.000465007005823416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5]" office:value-type="float" office:value="0.38" calcext:value-type="float">
            <text:p>0.38</text:p>
          </table:table-cell>
          <table:table-cell table:formula="of:=[.C$4]+[.B26]*([.C$5]-[.C$4])" office:value-type="float" office:value="20.926178" calcext:value-type="float">
            <text:p>20.926178</text:p>
          </table:table-cell>
          <table:table-cell table:formula="of:=[.C$3]*POWER([.B26];3+2*[.C$2])" office:value-type="float" office:value="0.00088010892898566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6]" office:value-type="float" office:value="0.4" calcext:value-type="float">
            <text:p>0.4</text:p>
          </table:table-cell>
          <table:table-cell table:formula="of:=[.C$4]+[.B27]*([.C$5]-[.C$4])" office:value-type="float" office:value="21.32174" calcext:value-type="float">
            <text:p>21.32174</text:p>
          </table:table-cell>
          <table:table-cell table:formula="of:=[.C$3]*POWER([.B27];3+2*[.C$2])" office:value-type="float" office:value="0.0016121219257427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7]" office:value-type="float" office:value="0.42" calcext:value-type="float">
            <text:p>0.42</text:p>
          </table:table-cell>
          <table:table-cell table:formula="of:=[.C$4]+[.B28]*([.C$5]-[.C$4])" office:value-type="float" office:value="21.717302" calcext:value-type="float">
            <text:p>21.717302</text:p>
          </table:table-cell>
          <table:table-cell table:formula="of:=[.C$3]*POWER([.B28];3+2*[.C$2])" office:value-type="float" office:value="0.00286702588293141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8]" office:value-type="float" office:value="0.44" calcext:value-type="float">
            <text:p>0.44</text:p>
          </table:table-cell>
          <table:table-cell table:formula="of:=[.C$4]+[.B29]*([.C$5]-[.C$4])" office:value-type="float" office:value="22.112864" calcext:value-type="float">
            <text:p>22.112864</text:p>
          </table:table-cell>
          <table:table-cell table:formula="of:=[.C$3]*POWER([.B29];3+2*[.C$2])" office:value-type="float" office:value="0.00496399767630084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formula="of:=0.02+[.B29]" office:value-type="float" office:value="0.46" calcext:value-type="float">
            <text:p>0.46</text:p>
          </table:table-cell>
          <table:table-cell table:formula="of:=[.C$4]+[.B30]*([.C$5]-[.C$4])" office:value-type="float" office:value="22.508426" calcext:value-type="float">
            <text:p>22.508426</text:p>
          </table:table-cell>
          <table:table-cell table:formula="of:=[.C$3]*POWER([.B30];3+2*[.C$2])" office:value-type="float" office:value="0.00838749744407805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formula="of:=0.02+[.B30]" office:value-type="float" office:value="0.48" calcext:value-type="float">
            <text:p>0.48</text:p>
          </table:table-cell>
          <table:table-cell table:formula="of:=[.C$4]+[.B31]*([.C$5]-[.C$4])" office:value-type="float" office:value="22.903988" calcext:value-type="float">
            <text:p>22.903988</text:p>
          </table:table-cell>
          <table:table-cell table:formula="of:=[.C$3]*POWER([.B31];3+2*[.C$2])" office:value-type="float" office:value="0.0138591497697973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formula="of:=0.02+[.B31]" office:value-type="float" office:value="0.5" calcext:value-type="float">
            <text:p>0.5</text:p>
          </table:table-cell>
          <table:table-cell table:formula="of:=[.C$4]+[.B32]*([.C$5]-[.C$4])" office:value-type="float" office:value="23.29955" calcext:value-type="float">
            <text:p>23.29955</text:p>
          </table:table-cell>
          <table:table-cell table:formula="of:=[.C$3]*POWER([.B32];3+2*[.C$2])" office:value-type="float" office:value="0.0224355147460359" calcext:value-type="float">
            <text:p>0.02</text:p>
          </table:table-cell>
          <table:table-cell table:number-columns-repeated="4"/>
        </table:table-row>
        <table:table-row table:style-name="ro1">
          <table:table-cell/>
          <table:table-cell table:formula="of:=0.02+[.B32]" office:value-type="float" office:value="0.52" calcext:value-type="float">
            <text:p>0.52</text:p>
          </table:table-cell>
          <table:table-cell table:formula="of:=[.C$4]+[.B33]*([.C$5]-[.C$4])" office:value-type="float" office:value="23.695112" calcext:value-type="float">
            <text:p>23.695112</text:p>
          </table:table-cell>
          <table:table-cell table:formula="of:=[.C$3]*POWER([.B33];3+2*[.C$2])" office:value-type="float" office:value="0.0356393226915722" calcext:value-type="float">
            <text:p>0.04</text:p>
          </table:table-cell>
          <table:table-cell table:number-columns-repeated="4"/>
        </table:table-row>
        <table:table-row table:style-name="ro1">
          <table:table-cell/>
          <table:table-cell table:formula="of:=0.02+[.B33]" office:value-type="float" office:value="0.54" calcext:value-type="float">
            <text:p>0.54</text:p>
          </table:table-cell>
          <table:table-cell table:formula="of:=[.C$4]+[.B34]*([.C$5]-[.C$4])" office:value-type="float" office:value="24.090674" calcext:value-type="float">
            <text:p>24.090674</text:p>
          </table:table-cell>
          <table:table-cell table:formula="of:=[.C$3]*POWER([.B34];3+2*[.C$2])" office:value-type="float" office:value="0.0556334961420348" calcext:value-type="float">
            <text:p>0.06</text:p>
          </table:table-cell>
          <table:table-cell table:number-columns-repeated="4"/>
        </table:table-row>
        <table:table-row table:style-name="ro1">
          <table:table-cell/>
          <table:table-cell table:formula="of:=0.02+[.B34]" office:value-type="float" office:value="0.56" calcext:value-type="float">
            <text:p>0.56</text:p>
          </table:table-cell>
          <table:table-cell table:formula="of:=[.C$4]+[.B35]*([.C$5]-[.C$4])" office:value-type="float" office:value="24.486236" calcext:value-type="float">
            <text:p>24.486236</text:p>
          </table:table-cell>
          <table:table-cell table:formula="of:=[.C$3]*POWER([.B35];3+2*[.C$2])" office:value-type="float" office:value="0.0854493386289337" calcext:value-type="float">
            <text:p>0.09</text:p>
          </table:table-cell>
          <table:table-cell table:number-columns-repeated="4"/>
        </table:table-row>
        <table:table-row table:style-name="ro1">
          <table:table-cell/>
          <table:table-cell table:formula="of:=0.02+[.B35]" office:value-type="float" office:value="0.58" calcext:value-type="float">
            <text:p>0.58</text:p>
          </table:table-cell>
          <table:table-cell table:formula="of:=[.C$4]+[.B36]*([.C$5]-[.C$4])" office:value-type="float" office:value="24.881798" calcext:value-type="float">
            <text:p>24.881798</text:p>
          </table:table-cell>
          <table:table-cell table:formula="of:=[.C$3]*POWER([.B36];3+2*[.C$2])" office:value-type="float" office:value="0.129282669487813" calcext:value-type="float">
            <text:p>0.13</text:p>
          </table:table-cell>
          <table:table-cell table:number-columns-repeated="4"/>
        </table:table-row>
        <table:table-row table:style-name="ro1">
          <table:table-cell/>
          <table:table-cell table:formula="of:=0.02+[.B36]" office:value-type="float" office:value="0.6" calcext:value-type="float">
            <text:p>0.6</text:p>
          </table:table-cell>
          <table:table-cell table:formula="of:=[.C$4]+[.B37]*([.C$5]-[.C$4])" office:value-type="float" office:value="25.27736" calcext:value-type="float">
            <text:p>25.27736</text:p>
          </table:table-cell>
          <table:table-cell table:formula="of:=[.C$3]*POWER([.B37];3+2*[.C$2])" office:value-type="float" office:value="0.19287446815448" calcext:value-type="float">
            <text:p>0.19</text:p>
          </table:table-cell>
          <table:table-cell table:number-columns-repeated="4"/>
        </table:table-row>
        <table:table-row table:style-name="ro1">
          <table:table-cell/>
          <table:table-cell table:formula="of:=0.02+[.B37]" office:value-type="float" office:value="0.62" calcext:value-type="float">
            <text:p>0.62</text:p>
          </table:table-cell>
          <table:table-cell table:formula="of:=[.C$4]+[.B38]*([.C$5]-[.C$4])" office:value-type="float" office:value="25.672922" calcext:value-type="float">
            <text:p>25.672922</text:p>
          </table:table-cell>
          <table:table-cell table:formula="of:=[.C$3]*POWER([.B38];3+2*[.C$2])" office:value-type="float" office:value="0.283995803751348" calcext:value-type="float">
            <text:p>0.28</text:p>
          </table:table-cell>
          <table:table-cell table:number-columns-repeated="4"/>
        </table:table-row>
        <table:table-row table:style-name="ro1">
          <table:table-cell/>
          <table:table-cell table:formula="of:=0.02+[.B38]" office:value-type="float" office:value="0.64" calcext:value-type="float">
            <text:p>0.64</text:p>
          </table:table-cell>
          <table:table-cell table:formula="of:=[.C$4]+[.B39]*([.C$5]-[.C$4])" office:value-type="float" office:value="26.068484" calcext:value-type="float">
            <text:p>26.068484</text:p>
          </table:table-cell>
          <table:table-cell table:formula="of:=[.C$3]*POWER([.B39];3+2*[.C$2])" office:value-type="float" office:value="0.413060512930448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formula="of:=0.02+[.B39]" office:value-type="float" office:value="0.66" calcext:value-type="float">
            <text:p>0.66</text:p>
          </table:table-cell>
          <table:table-cell table:formula="of:=[.C$4]+[.B40]*([.C$5]-[.C$4])" office:value-type="float" office:value="26.464046" calcext:value-type="float">
            <text:p>26.464046</text:p>
          </table:table-cell>
          <table:table-cell table:formula="of:=[.C$3]*POWER([.B40];3+2*[.C$2])" office:value-type="float" office:value="0.593893300778407" calcext:value-type="float">
            <text:p>0.59</text:p>
          </table:table-cell>
          <table:table-cell table:number-columns-repeated="4"/>
        </table:table-row>
        <table:table-row table:style-name="ro1">
          <table:table-cell/>
          <table:table-cell table:formula="of:=0.02+[.B40]" office:value-type="float" office:value="0.68" calcext:value-type="float">
            <text:p>0.68</text:p>
          </table:table-cell>
          <table:table-cell table:formula="of:=[.C$4]+[.B41]*([.C$5]-[.C$4])" office:value-type="float" office:value="26.859608" calcext:value-type="float">
            <text:p>26.859608</text:p>
          </table:table-cell>
          <table:table-cell table:formula="of:=[.C$3]*POWER([.B41];3+2*[.C$2])" office:value-type="float" office:value="0.844685729202222" calcext:value-type="float">
            <text:p>0.84</text:p>
          </table:table-cell>
          <table:table-cell table:number-columns-repeated="4"/>
        </table:table-row>
        <table:table-row table:style-name="ro1">
          <table:table-cell/>
          <table:table-cell table:formula="of:=0.02+[.B41]" office:value-type="float" office:value="0.7" calcext:value-type="float">
            <text:p>0.7</text:p>
          </table:table-cell>
          <table:table-cell table:formula="of:=[.C$4]+[.B42]*([.C$5]-[.C$4])" office:value-type="float" office:value="27.25517" calcext:value-type="float">
            <text:p>27.25517</text:p>
          </table:table-cell>
          <table:table-cell table:formula="of:=[.C$3]*POWER([.B42];3+2*[.C$2])" office:value-type="float" office:value="1.1891779810421" calcext:value-type="float">
            <text:p>1.19</text:p>
          </table:table-cell>
          <table:table-cell table:number-columns-repeated="4"/>
        </table:table-row>
        <table:table-row table:style-name="ro1">
          <table:table-cell/>
          <table:table-cell table:formula="of:=0.02+[.B42]" office:value-type="float" office:value="0.72" calcext:value-type="float">
            <text:p>0.72</text:p>
          </table:table-cell>
          <table:table-cell table:formula="of:=[.C$4]+[.B43]*([.C$5]-[.C$4])" office:value-type="float" office:value="27.650732" calcext:value-type="float">
            <text:p>27.650732</text:p>
          </table:table-cell>
          <table:table-cell table:formula="of:=[.C$3]*POWER([.B43];3+2*[.C$2])" office:value-type="float" office:value="1.65811040606708" calcext:value-type="float">
            <text:p>1.66</text:p>
          </table:table-cell>
          <table:table-cell table:number-columns-repeated="4"/>
        </table:table-row>
        <table:table-row table:style-name="ro1">
          <table:table-cell/>
          <table:table-cell table:formula="of:=0.02+[.B43]" office:value-type="float" office:value="0.74" calcext:value-type="float">
            <text:p>0.74</text:p>
          </table:table-cell>
          <table:table-cell table:formula="of:=[.C$4]+[.B44]*([.C$5]-[.C$4])" office:value-type="float" office:value="28.046294" calcext:value-type="float">
            <text:p>28.046294</text:p>
          </table:table-cell>
          <table:table-cell table:formula="of:=[.C$3]*POWER([.B44];3+2*[.C$2])" office:value-type="float" office:value="2.29099573038699" calcext:value-type="float">
            <text:p>2.29</text:p>
          </table:table-cell>
          <table:table-cell table:number-columns-repeated="4"/>
        </table:table-row>
        <table:table-row table:style-name="ro1">
          <table:table-cell/>
          <table:table-cell table:formula="of:=0.02+[.B44]" office:value-type="float" office:value="0.76" calcext:value-type="float">
            <text:p>0.76</text:p>
          </table:table-cell>
          <table:table-cell table:formula="of:=[.C$4]+[.B45]*([.C$5]-[.C$4])" office:value-type="float" office:value="28.441856" calcext:value-type="float">
            <text:p>28.441856</text:p>
          </table:table-cell>
          <table:table-cell table:formula="of:=[.C$3]*POWER([.B45];3+2*[.C$2])" office:value-type="float" office:value="3.13827051065517" calcext:value-type="float">
            <text:p>3.14</text:p>
          </table:table-cell>
          <table:table-cell table:number-columns-repeated="4"/>
        </table:table-row>
        <table:table-row table:style-name="ro1">
          <table:table-cell/>
          <table:table-cell table:formula="of:=0.02+[.B45]" office:value-type="float" office:value="0.78" calcext:value-type="float">
            <text:p>0.78</text:p>
          </table:table-cell>
          <table:table-cell table:formula="of:=[.C$4]+[.B46]*([.C$5]-[.C$4])" office:value-type="float" office:value="28.837418" calcext:value-type="float">
            <text:p>28.837418</text:p>
          </table:table-cell>
          <table:table-cell table:formula="of:=[.C$3]*POWER([.B46];3+2*[.C$2])" office:value-type="float" office:value="4.26389300942974" calcext:value-type="float">
            <text:p>4.26</text:p>
          </table:table-cell>
          <table:table-cell table:number-columns-repeated="4"/>
        </table:table-row>
        <table:table-row table:style-name="ro1">
          <table:table-cell/>
          <table:table-cell table:formula="of:=0.02+[.B46]" office:value-type="float" office:value="0.8" calcext:value-type="float">
            <text:p>0.8</text:p>
          </table:table-cell>
          <table:table-cell table:formula="of:=[.C$4]+[.B47]*([.C$5]-[.C$4])" office:value-type="float" office:value="29.23298" calcext:value-type="float">
            <text:p>29.23298</text:p>
          </table:table-cell>
          <table:table-cell table:formula="of:=[.C$3]*POWER([.B47];3+2*[.C$2])" office:value-type="float" office:value="5.74846423268303" calcext:value-type="float">
            <text:p>5.75</text:p>
          </table:table-cell>
          <table:table-cell table:number-columns-repeated="4"/>
        </table:table-row>
        <table:table-row table:style-name="ro1">
          <table:table-cell/>
          <table:table-cell table:formula="of:=0.02+[.B47]" office:value-type="float" office:value="0.82" calcext:value-type="float">
            <text:p>0.82</text:p>
          </table:table-cell>
          <table:table-cell table:formula="of:=[.C$4]+[.B48]*([.C$5]-[.C$4])" office:value-type="float" office:value="29.628542" calcext:value-type="float">
            <text:p>29.628542</text:p>
          </table:table-cell>
          <table:table-cell table:formula="of:=[.C$3]*POWER([.B48];3+2*[.C$2])" office:value-type="float" office:value="7.69295948304355" calcext:value-type="float">
            <text:p>7.69</text:p>
          </table:table-cell>
          <table:table-cell table:number-columns-repeated="4"/>
        </table:table-row>
        <table:table-row table:style-name="ro1">
          <table:table-cell/>
          <table:table-cell table:formula="of:=0.02+[.B48]" office:value-type="float" office:value="0.84" calcext:value-type="float">
            <text:p>0.84</text:p>
          </table:table-cell>
          <table:table-cell table:formula="of:=[.C$4]+[.B49]*([.C$5]-[.C$4])" office:value-type="float" office:value="30.024104" calcext:value-type="float">
            <text:p>30.024104</text:p>
          </table:table-cell>
          <table:table-cell table:formula="of:=[.C$3]*POWER([.B49];3+2*[.C$2])" office:value-type="float" office:value="10.2231695252296" calcext:value-type="float">
            <text:p>10.22</text:p>
          </table:table-cell>
          <table:table-cell table:number-columns-repeated="4"/>
        </table:table-row>
        <table:table-row table:style-name="ro1">
          <table:table-cell/>
          <table:table-cell table:formula="of:=0.02+[.B49]" office:value-type="float" office:value="0.86" calcext:value-type="float">
            <text:p>0.86</text:p>
          </table:table-cell>
          <table:table-cell table:formula="of:=[.C$4]+[.B50]*([.C$5]-[.C$4])" office:value-type="float" office:value="30.419666" calcext:value-type="float">
            <text:p>30.419666</text:p>
          </table:table-cell>
          <table:table-cell table:formula="of:=[.C$3]*POWER([.B50];3+2*[.C$2])" office:value-type="float" office:value="13.4949634196366" calcext:value-type="float">
            <text:p>13.49</text:p>
          </table:table-cell>
          <table:table-cell table:number-columns-repeated="4"/>
        </table:table-row>
        <table:table-row table:style-name="ro1">
          <table:table-cell/>
          <table:table-cell table:formula="of:=0.02+[.B50]" office:value-type="float" office:value="0.88" calcext:value-type="float">
            <text:p>0.88</text:p>
          </table:table-cell>
          <table:table-cell table:formula="of:=[.C$4]+[.B51]*([.C$5]-[.C$4])" office:value-type="float" office:value="30.815228" calcext:value-type="float">
            <text:p>30.815228</text:p>
          </table:table-cell>
          <table:table-cell table:formula="of:=[.C$3]*POWER([.B51];3+2*[.C$2])" office:value-type="float" office:value="17.7004993466547" calcext:value-type="float">
            <text:p>17.70</text:p>
          </table:table-cell>
          <table:table-cell table:number-columns-repeated="4"/>
        </table:table-row>
        <table:table-row table:style-name="ro1">
          <table:table-cell/>
          <table:table-cell table:formula="of:=0.02+[.B51]" office:value-type="float" office:value="0.9" calcext:value-type="float">
            <text:p>0.9</text:p>
          </table:table-cell>
          <table:table-cell table:formula="of:=[.C$4]+[.B52]*([.C$5]-[.C$4])" office:value-type="float" office:value="31.21079" calcext:value-type="float">
            <text:p>31.21079</text:p>
          </table:table-cell>
          <table:table-cell table:formula="of:=[.C$3]*POWER([.B52];3+2*[.C$2])" office:value-type="float" office:value="23.0755254127162" calcext:value-type="float">
            <text:p>23.08</text:p>
          </table:table-cell>
          <table:table-cell table:number-columns-repeated="4"/>
        </table:table-row>
        <table:table-row table:style-name="ro1">
          <table:table-cell/>
          <table:table-cell table:formula="of:=0.02+[.B52]" office:value-type="float" office:value="0.92" calcext:value-type="float">
            <text:p>0.92</text:p>
          </table:table-cell>
          <table:table-cell table:formula="of:=[.C$4]+[.B53]*([.C$5]-[.C$4])" office:value-type="float" office:value="31.606352" calcext:value-type="float">
            <text:p>31.606352</text:p>
          </table:table-cell>
          <table:table-cell table:formula="of:=[.C$3]*POWER([.B53];3+2*[.C$2])" office:value-type="float" office:value="29.9079295983082" calcext:value-type="float">
            <text:p>29.91</text:p>
          </table:table-cell>
          <table:table-cell table:number-columns-repeated="4"/>
        </table:table-row>
        <table:table-row table:style-name="ro1">
          <table:table-cell/>
          <table:table-cell table:formula="of:=0.02+[.B53]" office:value-type="float" office:value="0.94" calcext:value-type="float">
            <text:p>0.94</text:p>
          </table:table-cell>
          <table:table-cell table:formula="of:=[.C$4]+[.B54]*([.C$5]-[.C$4])" office:value-type="float" office:value="32.001914" calcext:value-type="float">
            <text:p>32.001914</text:p>
          </table:table-cell>
          <table:table-cell table:formula="of:=[.C$3]*POWER([.B54];3+2*[.C$2])" office:value-type="float" office:value="38.5477167816148" calcext:value-type="float">
            <text:p>38.55</text:p>
          </table:table-cell>
          <table:table-cell table:number-columns-repeated="4"/>
        </table:table-row>
        <table:table-row table:style-name="ro1">
          <table:table-cell/>
          <table:table-cell table:formula="of:=0.02+[.B54]" office:value-type="float" office:value="0.960000000000001" calcext:value-type="float">
            <text:p>0.96</text:p>
          </table:table-cell>
          <table:table-cell table:formula="of:=[.C$4]+[.B55]*([.C$5]-[.C$4])" office:value-type="float" office:value="32.397476" calcext:value-type="float">
            <text:p>32.397476</text:p>
          </table:table-cell>
          <table:table-cell table:formula="of:=[.C$3]*POWER([.B55];3+2*[.C$2])" office:value-type="float" office:value="49.4186112569443" calcext:value-type="float">
            <text:p>49.42</text:p>
          </table:table-cell>
          <table:table-cell table:number-columns-repeated="4"/>
        </table:table-row>
        <table:table-row table:style-name="ro1">
          <table:table-cell/>
          <table:table-cell table:formula="of:=0.02+[.B55]" office:value-type="float" office:value="0.98" calcext:value-type="float">
            <text:p>0.98</text:p>
          </table:table-cell>
          <table:table-cell table:formula="of:=[.C$4]+[.B56]*([.C$5]-[.C$4])" office:value-type="float" office:value="32.793038" calcext:value-type="float">
            <text:p>32.793038</text:p>
          </table:table-cell>
          <table:table-cell table:formula="of:=[.C$3]*POWER([.B56];3+2*[.C$2])" office:value-type="float" office:value="63.0315054770578" calcext:value-type="float">
            <text:p>63.03</text:p>
          </table:table-cell>
          <table:table-cell table:number-columns-repeated="4"/>
        </table:table-row>
        <table:table-row table:style-name="ro1">
          <table:table-cell/>
          <table:table-cell table:formula="of:=0.02+[.B56]" office:value-type="float" office:value="1" calcext:value-type="float">
            <text:p>1</text:p>
          </table:table-cell>
          <table:table-cell table:formula="of:=[.C$4]+[.B57]*([.C$5]-[.C$4])" office:value-type="float" office:value="33.1886" calcext:value-type="float">
            <text:p>33.1886</text:p>
          </table:table-cell>
          <table:table-cell table:formula="of:=[.C$3]*POWER([.B57];3+2*[.C$2])" office:value-type="float" office:value="80.0000000000004" calcext:value-type="float">
            <text:p>80.00</text:p>
          </table:table-cell>
          <table:table-cell table:number-columns-repeated="4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ot_layer_activity" table:style-name="ta1">
        <table:shapes>
          <draw:frame draw:z-index="0" draw:style-name="gr1" draw:text-style-name="P1" svg:width="453.51pt" svg:height="255.09pt" svg:x="258.07pt" svg:y="73.36pt">
            <loext:p draw:notify-on-update-of-ranges="root_layer_activity.A6:root_layer_activity.A36 root_layer_activity.B5:root_layer_activity.B5 root_layer_activity.B6:root_layer_activity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WP_FP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LWP_wilt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2">
          <table:table-cell table:style-name="ce2" office:value-type="string" calcext:value-type="string">
            <text:p>root_activity_coe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il_WP</text:p>
          </table:table-cell>
          <table:table-cell office:value-type="string" calcext:value-type="string">
            <text:p>root_a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POWER(([.A6]-[.B$1])/([.B$2]-[.B$1]);[.B$3])" office:value-type="float" office:value="0.999999999999934" calcext:value-type="float">
            <text:p>1</text:p>
          </table:table-cell>
        </table:table-row>
        <table:table-row table:style-name="ro1">
          <table:table-cell table:formula="of:=[.A6]-50" office:value-type="float" office:value="-50" calcext:value-type="float">
            <text:p>-50</text:p>
          </table:table-cell>
          <table:table-cell table:formula="of:=1-POWER(([.A7]-[.B$1])/([.B$2]-[.B$1]);[.B$3])" office:value-type="float" office:value="1" calcext:value-type="float">
            <text:p>1</text:p>
          </table:table-cell>
        </table:table-row>
        <table:table-row table:style-name="ro1">
          <table:table-cell table:formula="of:=[.A7]-50" office:value-type="float" office:value="-100" calcext:value-type="float">
            <text:p>-100</text:p>
          </table:table-cell>
          <table:table-cell table:formula="of:=1-POWER(([.A8]-[.B$1])/([.B$2]-[.B$1]);[.B$3])" office:value-type="float" office:value="0.99999999998107" calcext:value-type="float">
            <text:p>1</text:p>
          </table:table-cell>
        </table:table-row>
        <table:table-row table:style-name="ro1">
          <table:table-cell table:formula="of:=[.A8]-50" office:value-type="float" office:value="-150" calcext:value-type="float">
            <text:p>-150</text:p>
          </table:table-cell>
          <table:table-cell table:formula="of:=1-POWER(([.A9]-[.B$1])/([.B$2]-[.B$1]);[.B$3])" office:value-type="float" office:value="0.99999999836301" calcext:value-type="float">
            <text:p>0.9999999984</text:p>
          </table:table-cell>
        </table:table-row>
        <table:table-row table:style-name="ro1">
          <table:table-cell table:formula="of:=[.A9]-50" office:value-type="float" office:value="-200" calcext:value-type="float">
            <text:p>-200</text:p>
          </table:table-cell>
          <table:table-cell table:formula="of:=1-POWER(([.A10]-[.B$1])/([.B$2]-[.B$1]);[.B$3])" office:value-type="float" office:value="0.999999971797289" calcext:value-type="float">
            <text:p>0.9999999718</text:p>
          </table:table-cell>
        </table:table-row>
        <table:table-row table:style-name="ro1">
          <table:table-cell table:formula="of:=[.A10]-50" office:value-type="float" office:value="-250" calcext:value-type="float">
            <text:p>-250</text:p>
          </table:table-cell>
          <table:table-cell table:formula="of:=1-POWER(([.A11]-[.B$1])/([.B$2]-[.B$1]);[.B$3])" office:value-type="float" office:value="0.999999770788206" calcext:value-type="float">
            <text:p>0.9999997708</text:p>
          </table:table-cell>
        </table:table-row>
        <table:table-row table:style-name="ro1">
          <table:table-cell table:formula="of:=[.A11]-50" office:value-type="float" office:value="-300" calcext:value-type="float">
            <text:p>-300</text:p>
          </table:table-cell>
          <table:table-cell table:formula="of:=1-POWER(([.A12]-[.B$1])/([.B$2]-[.B$1]);[.B$3])" office:value-type="float" office:value="0.999998795937086" calcext:value-type="float">
            <text:p>0.9999987959</text:p>
          </table:table-cell>
        </table:table-row>
        <table:table-row table:style-name="ro1">
          <table:table-cell table:formula="of:=[.A12]-50" office:value-type="float" office:value="-350" calcext:value-type="float">
            <text:p>-350</text:p>
          </table:table-cell>
          <table:table-cell table:formula="of:=1-POWER(([.A13]-[.B$1])/([.B$2]-[.B$1]);[.B$3])" office:value-type="float" office:value="0.999995246284495" calcext:value-type="float">
            <text:p>0.9999952463</text:p>
          </table:table-cell>
        </table:table-row>
        <table:table-row table:style-name="ro1">
          <table:table-cell table:formula="of:=[.A13]-50" office:value-type="float" office:value="-400" calcext:value-type="float">
            <text:p>-400</text:p>
          </table:table-cell>
          <table:table-cell table:formula="of:=1-POWER(([.A14]-[.B$1])/([.B$2]-[.B$1]);[.B$3])" office:value-type="float" office:value="0.999984657801293" calcext:value-type="float">
            <text:p>0.9999846578</text:p>
          </table:table-cell>
        </table:table-row>
        <table:table-row table:style-name="ro1">
          <table:table-cell table:formula="of:=[.A14]-50" office:value-type="float" office:value="-450" calcext:value-type="float">
            <text:p>-450</text:p>
          </table:table-cell>
          <table:table-cell table:formula="of:=1-POWER(([.A15]-[.B$1])/([.B$2]-[.B$1]);[.B$3])" office:value-type="float" office:value="0.999957376655028" calcext:value-type="float">
            <text:p>0.9999573767</text:p>
          </table:table-cell>
        </table:table-row>
        <table:table-row table:style-name="ro1">
          <table:table-cell table:formula="of:=[.A15]-50" office:value-type="float" office:value="-500" calcext:value-type="float">
            <text:p>-500</text:p>
          </table:table-cell>
          <table:table-cell table:formula="of:=1-POWER(([.A16]-[.B$1])/([.B$2]-[.B$1]);[.B$3])" office:value-type="float" office:value="0.999894538453938" calcext:value-type="float">
            <text:p>0.9998945385</text:p>
          </table:table-cell>
        </table:table-row>
        <table:table-row table:style-name="ro1">
          <table:table-cell table:formula="of:=[.A16]-50" office:value-type="float" office:value="-550" calcext:value-type="float">
            <text:p>-550</text:p>
          </table:table-cell>
          <table:table-cell table:formula="of:=1-POWER(([.A17]-[.B$1])/([.B$2]-[.B$1]);[.B$3])" office:value-type="float" office:value="0.999762051246541" calcext:value-type="float">
            <text:p>0.9997620512</text:p>
          </table:table-cell>
        </table:table-row>
        <table:table-row table:style-name="ro1">
          <table:table-cell table:formula="of:=[.A17]-50" office:value-type="float" office:value="-600" calcext:value-type="float">
            <text:p>-600</text:p>
          </table:table-cell>
          <table:table-cell table:formula="of:=1-POWER(([.A18]-[.B$1])/([.B$2]-[.B$1]);[.B$3])" office:value-type="float" office:value="0.999502006630518" calcext:value-type="float">
            <text:p>0.9995020066</text:p>
          </table:table-cell>
        </table:table-row>
        <table:table-row table:style-name="ro1">
          <table:table-cell table:formula="of:=[.A18]-50" office:value-type="float" office:value="-650" calcext:value-type="float">
            <text:p>-650</text:p>
          </table:table-cell>
          <table:table-cell table:formula="of:=1-POWER(([.A19]-[.B$1])/([.B$2]-[.B$1]);[.B$3])" office:value-type="float" office:value="0.999020869900335" calcext:value-type="float">
            <text:p>0.9990208699</text:p>
          </table:table-cell>
        </table:table-row>
        <table:table-row table:style-name="ro1">
          <table:table-cell table:formula="of:=[.A19]-50" office:value-type="float" office:value="-700" calcext:value-type="float">
            <text:p>-700</text:p>
          </table:table-cell>
          <table:table-cell table:formula="of:=1-POWER(([.A20]-[.B$1])/([.B$2]-[.B$1]);[.B$3])" office:value-type="float" office:value="0.998173726738759" calcext:value-type="float">
            <text:p>0.9981737267</text:p>
          </table:table-cell>
        </table:table-row>
        <table:table-row table:style-name="ro1">
          <table:table-cell table:formula="of:=[.A20]-50" office:value-type="float" office:value="-750" calcext:value-type="float">
            <text:p>-750</text:p>
          </table:table-cell>
          <table:table-cell table:formula="of:=1-POWER(([.A21]-[.B$1])/([.B$2]-[.B$1]);[.B$3])" office:value-type="float" office:value="0.996743790533171" calcext:value-type="float">
            <text:p>0.9967437905</text:p>
          </table:table-cell>
        </table:table-row>
        <table:table-row table:style-name="ro1">
          <table:table-cell table:formula="of:=[.A21]-50" office:value-type="float" office:value="-800" calcext:value-type="float">
            <text:p>-800</text:p>
          </table:table-cell>
          <table:table-cell table:formula="of:=1-POWER(([.A22]-[.B$1])/([.B$2]-[.B$1]);[.B$3])" office:value-type="float" office:value="0.994416300973307" calcext:value-type="float">
            <text:p>0.994416301</text:p>
          </table:table-cell>
        </table:table-row>
        <table:table-row table:style-name="ro1">
          <table:table-cell table:formula="of:=[.A22]-50" office:value-type="float" office:value="-850" calcext:value-type="float">
            <text:p>-850</text:p>
          </table:table-cell>
          <table:table-cell table:formula="of:=1-POWER(([.A23]-[.B$1])/([.B$2]-[.B$1]);[.B$3])" office:value-type="float" office:value="0.990745871162754" calcext:value-type="float">
            <text:p>0.9907458712</text:p>
          </table:table-cell>
        </table:table-row>
        <table:table-row table:style-name="ro1">
          <table:table-cell table:formula="of:=[.A23]-50" office:value-type="float" office:value="-900" calcext:value-type="float">
            <text:p>-900</text:p>
          </table:table-cell>
          <table:table-cell table:formula="of:=1-POWER(([.A24]-[.B$1])/([.B$2]-[.B$1]);[.B$3])" office:value-type="float" office:value="0.985116267052312" calcext:value-type="float">
            <text:p>0.9851162671</text:p>
          </table:table-cell>
        </table:table-row>
        <table:table-row table:style-name="ro1">
          <table:table-cell table:formula="of:=[.A24]-50" office:value-type="float" office:value="-950" calcext:value-type="float">
            <text:p>-950</text:p>
          </table:table-cell>
          <table:table-cell table:formula="of:=1-POWER(([.A25]-[.B$1])/([.B$2]-[.B$1]);[.B$3])" office:value-type="float" office:value="0.976691529578998" calcext:value-type="float">
            <text:p>0.9766915296</text:p>
          </table:table-cell>
        </table:table-row>
        <table:table-row table:style-name="ro1">
          <table:table-cell table:formula="of:=[.A25]-50" office:value-type="float" office:value="-1000" calcext:value-type="float">
            <text:p>-1000</text:p>
          </table:table-cell>
          <table:table-cell table:formula="of:=1-POWER(([.A26]-[.B$1])/([.B$2]-[.B$1]);[.B$3])" office:value-type="float" office:value="0.96435727647026" calcext:value-type="float">
            <text:p>0.9643572765</text:p>
          </table:table-cell>
        </table:table-row>
        <table:table-row table:style-name="ro1">
          <table:table-cell table:formula="of:=[.A26]-50" office:value-type="float" office:value="-1050" calcext:value-type="float">
            <text:p>-1050</text:p>
          </table:table-cell>
          <table:table-cell table:formula="of:=1-POWER(([.A27]-[.B$1])/([.B$2]-[.B$1]);[.B$3])" office:value-type="float" office:value="0.946650947248636" calcext:value-type="float">
            <text:p>0.9466509472</text:p>
          </table:table-cell>
        </table:table-row>
        <table:table-row table:style-name="ro1">
          <table:table-cell table:formula="of:=[.A27]-50" office:value-type="float" office:value="-1100" calcext:value-type="float">
            <text:p>-1100</text:p>
          </table:table-cell>
          <table:table-cell table:formula="of:=1-POWER(([.A28]-[.B$1])/([.B$2]-[.B$1]);[.B$3])" office:value-type="float" office:value="0.921679681547879" calcext:value-type="float">
            <text:p>0.9216796815</text:p>
          </table:table-cell>
        </table:table-row>
        <table:table-row table:style-name="ro1">
          <table:table-cell table:formula="of:=[.A28]-50" office:value-type="float" office:value="-1150" calcext:value-type="float">
            <text:p>-1150</text:p>
          </table:table-cell>
          <table:table-cell table:formula="of:=1-POWER(([.A29]-[.B$1])/([.B$2]-[.B$1]);[.B$3])" office:value-type="float" office:value="0.887024447427242" calcext:value-type="float">
            <text:p>0.8870244474</text:p>
          </table:table-cell>
        </table:table-row>
        <table:table-row table:style-name="ro1">
          <table:table-cell table:formula="of:=[.A29]-50" office:value-type="float" office:value="-1200" calcext:value-type="float">
            <text:p>-1200</text:p>
          </table:table-cell>
          <table:table-cell table:formula="of:=1-POWER(([.A30]-[.B$1])/([.B$2]-[.B$1]);[.B$3])" office:value-type="float" office:value="0.839628962946399" calcext:value-type="float">
            <text:p>0.8396289629</text:p>
          </table:table-cell>
        </table:table-row>
        <table:table-row table:style-name="ro1">
          <table:table-cell table:formula="of:=[.A30]-50" office:value-type="float" office:value="-1250" calcext:value-type="float">
            <text:p>-1250</text:p>
          </table:table-cell>
          <table:table-cell table:formula="of:=1-POWER(([.A31]-[.B$1])/([.B$2]-[.B$1]);[.B$3])" office:value-type="float" office:value="0.775671880839154" calcext:value-type="float">
            <text:p>0.7756718808</text:p>
          </table:table-cell>
        </table:table-row>
        <table:table-row table:style-name="ro1">
          <table:table-cell table:formula="of:=[.A31]-50" office:value-type="float" office:value="-1300" calcext:value-type="float">
            <text:p>-1300</text:p>
          </table:table-cell>
          <table:table-cell table:formula="of:=1-POWER(([.A32]-[.B$1])/([.B$2]-[.B$1]);[.B$3])" office:value-type="float" office:value="0.690420632699867" calcext:value-type="float">
            <text:p>0.6904206327</text:p>
          </table:table-cell>
        </table:table-row>
        <table:table-row table:style-name="ro1">
          <table:table-cell table:formula="of:=[.A32]-50" office:value-type="float" office:value="-1350" calcext:value-type="float">
            <text:p>-1350</text:p>
          </table:table-cell>
          <table:table-cell table:formula="of:=1-POWER(([.A33]-[.B$1])/([.B$2]-[.B$1]);[.B$3])" office:value-type="float" office:value="0.578065255672222" calcext:value-type="float">
            <text:p>0.5780652557</text:p>
          </table:table-cell>
        </table:table-row>
        <table:table-row table:style-name="ro1">
          <table:table-cell table:formula="of:=[.A33]-50" office:value-type="float" office:value="-1400" calcext:value-type="float">
            <text:p>-1400</text:p>
          </table:table-cell>
          <table:table-cell table:formula="of:=1-POWER(([.A34]-[.B$1])/([.B$2]-[.B$1]);[.B$3])" office:value-type="float" office:value="0.431530451205689" calcext:value-type="float">
            <text:p>0.4315304512</text:p>
          </table:table-cell>
        </table:table-row>
        <table:table-row table:style-name="ro1">
          <table:table-cell table:formula="of:=[.A34]-50" office:value-type="float" office:value="-1450" calcext:value-type="float">
            <text:p>-1450</text:p>
          </table:table-cell>
          <table:table-cell table:formula="of:=1-POWER(([.A35]-[.B$1])/([.B$2]-[.B$1]);[.B$3])" office:value-type="float" office:value="0.242264052020795" calcext:value-type="float">
            <text:p>0.242264052</text:p>
          </table:table-cell>
        </table:table-row>
        <table:table-row table:style-name="ro1">
          <table:table-cell table:formula="of:=[.A35]-50" office:value-type="float" office:value="-1500" calcext:value-type="float">
            <text:p>-1500</text:p>
          </table:table-cell>
          <table:table-cell table:formula="of:=1-POWER(([.A36]-[.B$1])/([.B$2]-[.B$1]);[.B$3])" office:value-type="float" office:value="0" calcext:value-type="float">
            <text:p>0</text:p>
          </table:table-cell>
        </table:table-row>
      </table:table>
      <table:table table:name="root_density&amp;leaf_potential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x_depth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_rooting_dept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t_length</text:p>
          </table:table-cell>
          <table:table-cell office:value-type="float" office:value="0.133" calcext:value-type="float">
            <text:p>0.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face_den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/cm3</text:p>
          </table:table-cell>
          <table:table-cell office:value-type="string" calcext:value-type="string">
            <text:p>maximum_density (i.e. at surface), when the root can reach to its most dept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>
            <text:p>density_distribution_curvature</text:p>
          </table:table-cell>
          <table:table-cell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_root_length</text:p>
          </table:table-cell>
          <table:table-cell table:formula="of:=[.B1]-[.B2]"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root_density</text:p>
          </table:table-cell>
          <table:table-cell table:formula="of:=[.B4]*[.B3]/[.B7]" office:value-type="float" office:value="0.532" calcext:value-type="float">
            <text:p>0.53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ooting_lay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yer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bot_soil_depth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root_density_at_layer_bottom</text:p>
          </table:table-cell>
          <table:table-cell office:value-type="string" calcext:value-type="string">
            <text:p>root_density</text:p>
          </table:table-cell>
          <table:table-cell table:style-name="ce2" office:value-type="string" calcext:value-type="string">
            <text:p>density_area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-(1-EXP([.B$6]*([.B$3]-[.H10])))" office:value-type="float" office:value="0.000133008844892091" calcext:value-type="float">
            <text:p>0.0001330088</text:p>
          </table:table-cell>
          <table:table-cell table:formula="of:=[.B$8]" office:value-type="float" office:value="0.532" calcext:value-type="float">
            <text:p>0.5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G10]" office:value-type="float" office:value="0.1" calcext:value-type="float">
            <text:p>0.1</text:p>
          </table:table-cell>
          <table:table-cell table:formula="of:=[.H10]+[.G10]" office:value-type="float" office:value="0.1" calcext:value-type="float">
            <text:p>0.1</text:p>
          </table:table-cell>
          <table:table-cell table:formula="of:=-(1-EXP([.B$6]*([.B$3]-[.H11])))" office:value-type="float" office:value="0.0000330005445059456" calcext:value-type="float">
            <text:p>3.30005445059456E-05</text:p>
          </table:table-cell>
          <table:table-cell table:formula="of:=[.B$8]*[.I11]/[.I$10]" office:value-type="float" office:value="0.131993400073554" calcext:value-type="float">
            <text:p>0.1319934001</text:p>
          </table:table-cell>
          <table:table-cell table:formula="of:=([.I10]+[.I11])/2" office:value-type="float" office:value="0.0000830046946990182" calcext:value-type="float">
            <text:p>8.30046946990182E-05</text:p>
          </table:table-cell>
          <table:table-cell table:formula="of:=[.G11]*([.I11]+([.I10]-[.I11])/2)" office:value-type="float" office:value="0.00000830046946990182" calcext:value-type="float">
            <text:p>8.30046946990182E-06</text:p>
          </table:table-cell>
        </table:table-row>
        <table:table-row table:style-name="ro1">
          <table:table-cell table:number-columns-repeated="5"/>
          <table:table-cell table:formula="of:=[.F11]+1" office:value-type="float" office:value="3" calcext:value-type="float">
            <text:p>3</text:p>
          </table:table-cell>
          <table:table-cell table:formula="of:=[.G11]" office:value-type="float" office:value="0.1" calcext:value-type="float">
            <text:p>0.1</text:p>
          </table:table-cell>
          <table:table-cell table:formula="of:=[.H11]+[.G11]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.B$8]*[.I12]/[.I$10]" office:value-type="float" office:value="0" calcext:value-type="float">
            <text:p>0</text:p>
          </table:table-cell>
          <table:table-cell table:formula="of:=([.I11]+[.I12])/2" office:value-type="float" office:value="0.0000165002722529728" calcext:value-type="float">
            <text:p>1.65002722529728E-05</text:p>
          </table:table-cell>
          <table:table-cell table:formula="of:=[.G12]*([.I12]+([.I11]-[.I12])/2)" office:value-type="float" office:value="0.00000165002722529728" calcext:value-type="float">
            <text:p>0.00000165</text:p>
          </table:table-cell>
        </table:table-row>
        <table:table-row table:style-name="ro1">
          <table:table-cell table:number-columns-repeated="5"/>
          <table:table-cell table:formula="of:=[.F12]+1" office:value-type="float" office:value="4" calcext:value-type="float">
            <text:p>4</text:p>
          </table:table-cell>
          <table:table-cell table:formula="of:=[.G12]" office:value-type="float" office:value="0.1" calcext:value-type="float">
            <text:p>0.1</text:p>
          </table:table-cell>
          <table:table-cell table:formula="of:=[.H12]+[.G12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+1" office:value-type="float" office:value="5" calcext:value-type="float">
            <text:p>5</text:p>
          </table:table-cell>
          <table:table-cell table:formula="of:=[.G13]" office:value-type="float" office:value="0.1" calcext:value-type="float">
            <text:p>0.1</text:p>
          </table:table-cell>
          <table:table-cell table:formula="of:=[.H13]+[.G13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4]+1" office:value-type="float" office:value="6" calcext:value-type="float">
            <text:p>6</text:p>
          </table:table-cell>
          <table:table-cell table:formula="of:=[.G14]" office:value-type="float" office:value="0.1" calcext:value-type="float">
            <text:p>0.1</text:p>
          </table:table-cell>
          <table:table-cell table:formula="of:=[.H14]+[.G14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5]+1" office:value-type="float" office:value="7" calcext:value-type="float">
            <text:p>7</text:p>
          </table:table-cell>
          <table:table-cell table:formula="of:=[.G15]" office:value-type="float" office:value="0.1" calcext:value-type="float">
            <text:p>0.1</text:p>
          </table:table-cell>
          <table:table-cell table:formula="of:=[.H15]+[.G15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6]+1" office:value-type="float" office:value="8" calcext:value-type="float">
            <text:p>8</text:p>
          </table:table-cell>
          <table:table-cell table:formula="of:=[.G16]" office:value-type="float" office:value="0.1" calcext:value-type="float">
            <text:p>0.1</text:p>
          </table:table-cell>
          <table:table-cell table:formula="of:=[.H16]+[.G16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7]+1" office:value-type="float" office:value="9" calcext:value-type="float">
            <text:p>9</text:p>
          </table:table-cell>
          <table:table-cell table:formula="of:=[.G17]" office:value-type="float" office:value="0.1" calcext:value-type="float">
            <text:p>0.1</text:p>
          </table:table-cell>
          <table:table-cell table:formula="of:=[.H17]+[.G17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8]+1" office:value-type="float" office:value="10" calcext:value-type="float">
            <text:p>10</text:p>
          </table:table-cell>
          <table:table-cell table:formula="of:=[.G18]" office:value-type="float" office:value="0.1" calcext:value-type="float">
            <text:p>0.1</text:p>
          </table:table-cell>
          <table:table-cell table:formula="of:=[.H18]+[.G18]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9]+1" office:value-type="float" office:value="11" calcext:value-type="float">
            <text:p>11</text:p>
          </table:table-cell>
          <table:table-cell table:formula="of:=[.G19]" office:value-type="float" office:value="0.1" calcext:value-type="float">
            <text:p>0.1</text:p>
          </table:table-cell>
          <table:table-cell table:formula="of:=[.H19]+[.G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0]+1" office:value-type="float" office:value="12" calcext:value-type="float">
            <text:p>12</text:p>
          </table:table-cell>
          <table:table-cell table:formula="of:=[.G20]" office:value-type="float" office:value="0.1" calcext:value-type="float">
            <text:p>0.1</text:p>
          </table:table-cell>
          <table:table-cell table:formula="of:=[.H20]+[.G20]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1]+1" office:value-type="float" office:value="13" calcext:value-type="float">
            <text:p>13</text:p>
          </table:table-cell>
          <table:table-cell table:formula="of:=[.G21]" office:value-type="float" office:value="0.1" calcext:value-type="float">
            <text:p>0.1</text:p>
          </table:table-cell>
          <table:table-cell table:formula="of:=[.H21]+[.G21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2]+1" office:value-type="float" office:value="14" calcext:value-type="float">
            <text:p>14</text:p>
          </table:table-cell>
          <table:table-cell table:formula="of:=[.G22]" office:value-type="float" office:value="0.1" calcext:value-type="float">
            <text:p>0.1</text:p>
          </table:table-cell>
          <table:table-cell table:formula="of:=[.H22]+[.G22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3]+1" office:value-type="float" office:value="15" calcext:value-type="float">
            <text:p>15</text:p>
          </table:table-cell>
          <table:table-cell table:formula="of:=[.G23]" office:value-type="float" office:value="0.1" calcext:value-type="float">
            <text:p>0.1</text:p>
          </table:table-cell>
          <table:table-cell table:formula="of:=[.H23]+[.G23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4]+1" office:value-type="float" office:value="16" calcext:value-type="float">
            <text:p>16</text:p>
          </table:table-cell>
          <table:table-cell table:formula="of:=[.G24]" office:value-type="float" office:value="0.1" calcext:value-type="float">
            <text:p>0.1</text:p>
          </table:table-cell>
          <table:table-cell table:formula="of:=[.H24]+[.G24]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5]+1" office:value-type="float" office:value="17" calcext:value-type="float">
            <text:p>17</text:p>
          </table:table-cell>
          <table:table-cell table:formula="of:=[.G25]" office:value-type="float" office:value="0.1" calcext:value-type="float">
            <text:p>0.1</text:p>
          </table:table-cell>
          <table:table-cell table:formula="of:=[.H25]+[.G25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formula="of:=SUM([.L10:.L26])" office:value-type="float" office:value="0.0000099504966951991" calcext:value-type="float">
            <text:p>9.9504966951991E-0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5"/>
          <table:table-cell table:style-name="ce2" office:value-type="string" calcext:value-type="string">
            <text:p>Max_Crop_Water_Uptake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2" office:value-type="string" calcext:value-type="string">
            <text:p>plant_hydraulic_cond</text:p>
          </table:table-cell>
          <table:table-cell office:value-type="float" office:value="0.0030975" calcext:value-type="float">
            <text:p>0.00309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ot_close</text:p>
          </table:table-cell>
          <table:table-cell office:value-type="float" office:value="-1200" calcext:value-type="float">
            <text:p>-12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ot_wilt</text:p>
          </table:table-cell>
          <table:table-cell office:value-type="float" office:value="-1500" calcext:value-type="float">
            <text:p>-15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ot_soil</text:p>
          </table:table-cell>
          <table:table-cell office:value-type="float" office:value="-562.938" calcext:value-type="float">
            <text:p>-562.9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eaf_pot</text:p>
          </table:table-cell>
          <table:table-cell table:formula="of:=[.G36]-[.G32]/[.G33]" office:value-type="float" office:value="-1692.88150282486" calcext:value-type="float">
            <text:p>-1692.881502824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eaf_pot_recal</text:p>
          </table:table-cell>
          <table:table-cell table:formula="of:=([.G33]*[.G36]*([.G34]-[.G35])+[.G35]*[.G32])/([.G33]*([.G34]-[.G35])+[.G32])" office:value-type="float" office:value="-1303.40579928882" calcext:value-type="float">
            <text:p>-1303.40579928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6:14:42.831249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liang Liu</meta:initial-creator>
    <meta:creation-date>2018-05-11T13:53:15.500021987</meta:creation-date>
    <dc:date>2018-05-21T11:55:57.819274462</dc:date>
    <dc:creator>Mingliang Liu</dc:creator>
    <meta:editing-duration>P2DT17H31M31S</meta:editing-duration>
    <meta:editing-cycles>11</meta:editing-cycles>
    <meta:generator>LibreOffice/5.0.3.2$Linux_X86_64 LibreOffice_project/00m0$Build-2</meta:generator>
    <meta:document-statistic meta:table-count="3" meta:cell-count="338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root_layer_activity.A5:root_layer_activity.B36" chart:data-source-has-labels="both" svg:x="0.32cm" svg:y="0.18cm" svg:width="12.772cm" svg:height="8.64cm">
          <chartooo:coordinate-region svg:x="1.047cm" svg:y="0.18cm" svg:width="11.905cm" svg:height="7.31cm"/>
          <chart:axis chart:dimension="x" chart:name="primary-x" chart:style-name="ch4" chartooo:axis-type="auto">
            <chartooo:date-scale/>
            <chart:categories table:cell-range-address="root_layer_activity.A6:root_layer_activity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ot_layer_activity.B6:root_layer_activity.B36" chart:label-cell-address="root_layer_activity.B5:root_layer_activity.B5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ot_act</text:p>
                <draw:g>
                  <svg:desc>root_layer_activity.B5:root_layer_activity.B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ot_layer_activity.A6:root_layer_activity.A36</svg:desc>
                </draw:g>
              </table:table-cell>
              <table:table-cell office:value-type="float" office:value="0.999999999999934">
                <text:p>0.999999999999934</text:p>
                <draw:g>
                  <svg:desc>root_layer_activity.B6:root_layer_activity.B36</svg:desc>
                </draw:g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99999999998107">
                <text:p>0.99999999998107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0.99999999836301">
                <text:p>0.99999999836301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0.999999971797289">
                <text:p>0.999999971797289</text:p>
              </table:table-cell>
            </table:table-row>
            <table:table-row>
              <table:table-cell office:value-type="float" office:value="-250">
                <text:p>-250</text:p>
              </table:table-cell>
              <table:table-cell office:value-type="float" office:value="0.999999770788206">
                <text:p>0.999999770788206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0.999998795937086">
                <text:p>0.999998795937086</text:p>
              </table:table-cell>
            </table:table-row>
            <table:table-row>
              <table:table-cell office:value-type="float" office:value="-350">
                <text:p>-350</text:p>
              </table:table-cell>
              <table:table-cell office:value-type="float" office:value="0.999995246284495">
                <text:p>0.999995246284495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0.999984657801293">
                <text:p>0.999984657801293</text:p>
              </table:table-cell>
            </table:table-row>
            <table:table-row>
              <table:table-cell office:value-type="float" office:value="-450">
                <text:p>-450</text:p>
              </table:table-cell>
              <table:table-cell office:value-type="float" office:value="0.999957376655028">
                <text:p>0.999957376655028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0.999894538453938">
                <text:p>0.999894538453938</text:p>
              </table:table-cell>
            </table:table-row>
            <table:table-row>
              <table:table-cell office:value-type="float" office:value="-550">
                <text:p>-550</text:p>
              </table:table-cell>
              <table:table-cell office:value-type="float" office:value="0.999762051246541">
                <text:p>0.999762051246541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0.999502006630518">
                <text:p>0.999502006630518</text:p>
              </table:table-cell>
            </table:table-row>
            <table:table-row>
              <table:table-cell office:value-type="float" office:value="-650">
                <text:p>-650</text:p>
              </table:table-cell>
              <table:table-cell office:value-type="float" office:value="0.999020869900335">
                <text:p>0.99902086990033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0.998173726738759">
                <text:p>0.998173726738759</text:p>
              </table:table-cell>
            </table:table-row>
            <table:table-row>
              <table:table-cell office:value-type="float" office:value="-750">
                <text:p>-750</text:p>
              </table:table-cell>
              <table:table-cell office:value-type="float" office:value="0.996743790533171">
                <text:p>0.996743790533171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0.994416300973307">
                <text:p>0.994416300973307</text:p>
              </table:table-cell>
            </table:table-row>
            <table:table-row>
              <table:table-cell office:value-type="float" office:value="-850">
                <text:p>-850</text:p>
              </table:table-cell>
              <table:table-cell office:value-type="float" office:value="0.990745871162754">
                <text:p>0.990745871162754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0.985116267052312">
                <text:p>0.985116267052312</text:p>
              </table:table-cell>
            </table:table-row>
            <table:table-row>
              <table:table-cell office:value-type="float" office:value="-950">
                <text:p>-950</text:p>
              </table:table-cell>
              <table:table-cell office:value-type="float" office:value="0.976691529578998">
                <text:p>0.97669152957899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0.96435727647026">
                <text:p>0.96435727647026</text:p>
              </table:table-cell>
            </table:table-row>
            <table:table-row>
              <table:table-cell office:value-type="float" office:value="-1050">
                <text:p>-1050</text:p>
              </table:table-cell>
              <table:table-cell office:value-type="float" office:value="0.946650947248636">
                <text:p>0.946650947248636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0.921679681547879">
                <text:p>0.921679681547879</text:p>
              </table:table-cell>
            </table:table-row>
            <table:table-row>
              <table:table-cell office:value-type="float" office:value="-1150">
                <text:p>-1150</text:p>
              </table:table-cell>
              <table:table-cell office:value-type="float" office:value="0.887024447427242">
                <text:p>0.887024447427242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0.839628962946399">
                <text:p>0.839628962946399</text:p>
              </table:table-cell>
            </table:table-row>
            <table:table-row>
              <table:table-cell office:value-type="float" office:value="-1250">
                <text:p>-1250</text:p>
              </table:table-cell>
              <table:table-cell office:value-type="float" office:value="0.775671880839154">
                <text:p>0.775671880839154</text:p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0.690420632699867">
                <text:p>0.690420632699867</text:p>
              </table:table-cell>
            </table:table-row>
            <table:table-row>
              <table:table-cell office:value-type="float" office:value="-1350">
                <text:p>-1350</text:p>
              </table:table-cell>
              <table:table-cell office:value-type="float" office:value="0.578065255672222">
                <text:p>0.578065255672222</text:p>
              </table:table-cell>
            </table:table-row>
            <table:table-row>
              <table:table-cell office:value-type="float" office:value="-1400">
                <text:p>-1400</text:p>
              </table:table-cell>
              <table:table-cell office:value-type="float" office:value="0.431530451205689">
                <text:p>0.431530451205689</text:p>
              </table:table-cell>
            </table:table-row>
            <table:table-row>
              <table:table-cell office:value-type="float" office:value="-1450">
                <text:p>-1450</text:p>
              </table:table-cell>
              <table:table-cell office:value-type="float" office:value="0.242264052020795">
                <text:p>0.242264052020795</text:p>
              </table:table-cell>
            </table:table-row>
            <table:table-row>
              <table:table-cell office:value-type="float" office:value="-1500">
                <text:p>-1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4.201cm" style:legend-expansion="high" chart:style-name="ch2"/>
        <chart:plot-area chart:style-name="ch3" table:cell-range-address="Q12.B7:Q12.B57 Q12.D6:Q12.D57" chart:data-source-has-labels="both" svg:x="0.32cm" svg:y="0.18cm" svg:width="11.714cm" svg:height="8.64cm">
          <chartooo:coordinate-region svg:x="1.418cm" svg:y="0.332cm" svg:width="10.616cm" svg:height="7.443cm"/>
          <chart:axis chart:dimension="x" chart:name="primary-x" chart:style-name="ch4" chartooo:axis-type="auto">
            <chartooo:date-scale/>
            <chart:categories table:cell-range-address="Q12.B7:Q12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12.D7:Q12.D57" chart:label-cell-address="Q12.D6:Q12.D6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2 (mm/hour)</text:p>
                <draw:g>
                  <svg:desc>Q12.D6:Q12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Q12.B7:Q12.B57</svg:desc>
                </draw:g>
              </table:table-cell>
              <table:table-cell office:value-type="float" office:value="0">
                <text:p>0</text:p>
                <draw:g>
                  <svg:desc>Q12.D7:Q12.D57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7.16545768779465E-019">
                <text:p>7.16545768779465E-01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.55504106552696E-015">
                <text:p>2.55504106552696E-01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00000000000305685431577591">
                <text:p>0.00000000000030568543157759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0000000000911070182948546">
                <text:p>0.00000000000911070182948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0000000126791455396889">
                <text:p>0.00000000012679145539688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00000000109000550257169">
                <text:p>0.00000000109000550257169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00000000672048796958861">
                <text:p>0.00000000672048796958861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0000000324867137932558">
                <text:p>0.0000000324867137932558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000000130408394202015">
                <text:p>0.00000013040839420201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000045210981546761">
                <text:p>0.00000045210981546761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00000139212303832418">
                <text:p>0.00000139212303832418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00000388671448784756">
                <text:p>0.00000388671448784756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00000999483187231866">
                <text:p>0.0000099948318723186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0000239637487106055">
                <text:p>0.000023963748710605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000540904746801704">
                <text:p>0.0000540904746801704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000115840315360702">
                <text:p>0.000115840315360702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00023688698916603">
                <text:p>0.00023688698916603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000465007005823416">
                <text:p>0.000465007005823416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000880108928985664">
                <text:p>0.00088010892898566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0161212192574274">
                <text:p>0.0016121219257427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00286702588293141">
                <text:p>0.00286702588293141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00496399767630084">
                <text:p>0.00496399767630084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00838749744407805">
                <text:p>0.00838749744407805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0138591497697973">
                <text:p>0.013859149769797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224355147460359">
                <text:p>0.0224355147460359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0356393226915722">
                <text:p>0.035639322691572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0556334961420348">
                <text:p>0.0556334961420348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0854493386289337">
                <text:p>0.0854493386289337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129282669487813">
                <text:p>0.1292826694878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9287446815448">
                <text:p>0.19287446815448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283995803751348">
                <text:p>0.283995803751348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413060512930448">
                <text:p>0.413060512930448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593893300778407">
                <text:p>0.593893300778407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844685729202222">
                <text:p>0.84468572920222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1891779810421">
                <text:p>1.189177981042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1.65811040606708">
                <text:p>1.65811040606708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2.29099573038699">
                <text:p>2.29099573038699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3.13827051065517">
                <text:p>3.13827051065517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4.26389300942974">
                <text:p>4.263893009429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.74846423268303">
                <text:p>5.74846423268303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7.69295948304355">
                <text:p>7.69295948304355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10.2231695252296">
                <text:p>10.2231695252296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13.4949634196366">
                <text:p>13.4949634196366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17.7004993466547">
                <text:p>17.700499346654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3.0755254127162">
                <text:p>23.0755254127162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29.9079295983082">
                <text:p>29.9079295983082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38.5477167816148">
                <text:p>38.5477167816148</text:p>
              </table:table-cell>
            </table:table-row>
            <table:table-row>
              <table:table-cell office:value-type="float" office:value="0.960000000000001">
                <text:p>0</text:p>
              </table:table-cell>
              <table:table-cell office:value-type="float" office:value="49.4186112569443">
                <text:p>49.4186112569443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63.0315054770578">
                <text:p>63.03150547705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0.0000000000004">
                <text:p>80.0000000000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